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7cm"/>
    </style:style>
    <style:style style:name="co3" style:family="table-column">
      <style:table-column-properties fo:break-before="auto" style:column-width="20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3.738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473cm" fo:break-before="auto" style:use-optimal-row-height="false"/>
    </style:style>
    <style:style style:name="ro11" style:family="table-row">
      <style:table-row-properties style:row-height="4.186cm" fo:break-before="auto" style:use-optimal-row-height="false"/>
    </style:style>
    <style:style style:name="ro12" style:family="table-row">
      <style:table-row-properties style:row-height="1.868cm" fo:break-before="auto" style:use-optimal-row-height="false"/>
    </style:style>
    <style:style style:name="ro13" style:family="table-row">
      <style:table-row-properties style:row-height="2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35cm solid #000000"/>
    </style:style>
    <style:style style:name="ce2" style:family="table-cell" style:parent-style-name="Default">
      <style:table-cell-properties fo:background-color="#ff8080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35cm solid #000000" style:vertical-align="middl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  <style:text-properties style:font-name="돋움" style:font-name-asian="돋움1" style:font-name-complex="Arial1"/>
    </style:style>
    <style:style style:name="ce9" style:family="table-cell" style:parent-style-name="Default">
      <style:table-cell-properties fo:border="0.002cm solid #000000" style:vertical-align="middle"/>
      <style:text-properties style:font-name="돋움" style:font-name-asian="돋움1" style:font-name-complex="Arial1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1" table:default-cell-style-name="ce4"/>
        <table:table-column table:style-name="co2" table:default-cell-style-name="ce3"/>
        <table:table-column table:style-name="co3" table:default-cell-style-name="ce7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건의 사항 정리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2" office:value-type="string">
            <text:p>팀원 명</text:p>
          </table:table-cell>
          <table:table-cell table:style-name="ce2" office:value-type="string">
            <text:p>요구 사항 번호</text:p>
          </table:table-cell>
          <table:table-cell table:style-name="ce2" office:value-type="string">
            <text:p>내용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2">
            <text:p>홍영표</text:p>
          </table:table-cell>
          <table:table-cell office:value-type="string" table:number-columns-spanned="1" table:number-rows-spanned="2">
            <text:p>M003</text:p>
            <text:p>([로그인]아이디/패스워드 찾기)</text:p>
          </table:table-cell>
          <table:table-cell office:value-type="string">
            <text:p>비밀번호 찾기에서 아이디랑 이름 전화번호여도 좋지만 어차피 이메일 인증 기능을 구현해야 되니까</text:p>
            <text:p>그 기능을 연동해서 이메일도 확인해서 이메일로 링크를 발송해서 변경페이지로 가게하는 건 어떨지</text:p>
          </table:table-cell>
        </table:table-row>
        <table:table-row table:style-name="ro3">
          <table:table-cell/>
          <table:covered-table-cell table:style-name="ce3"/>
          <table:covered-table-cell/>
          <table:table-cell office:value-type="string">
            <text:p>합의 방안 : </text:p>
          </table:table-cell>
        </table:table-row>
        <table:table-row table:style-name="ro4">
          <table:table-cell/>
          <table:covered-table-cell/>
          <table:table-cell office:value-type="string" table:number-columns-spanned="1" table:number-rows-spanned="2">
            <text:p>M004</text:p>
            <text:p>([회원가입]이메일 인증)</text:p>
          </table:table-cell>
          <table:table-cell office:value-type="string">
            <text:p>이메일을 인증한 회원과 아닌 회원을 구분하는 방법에 대해서도 고민을 해봤는데 </text:p>
            <text:p>회원 테이블에 칼럼을 하나 추가해서 회원가입 테이블을 일차적으로 인증 여부에 대한 참,거짓으로 정렬해서 </text:p>
            <text:p>인증한 회원은 테이블에 첫 행 부터 쭈르륵 나오게 하고, 인증된 회원이 모두 나오면 그다음부터 비인증 회원이 </text:p>
            <text:p>쭈르륵 나오는 식으로 테이블을 구성하면 로그인 시 비인증 회원은 아이디 검색 대상에서</text:p>
            <text:p>제외되기 때문에 검색 속도가 더 빨라지지 않을까 생각합니다. </text:p>
            <text:p>또 인증을 할때 마다 비인증 회원이 시작되는 rownum이 하나씩 증가하게 자바에 변수로</text:p>
            <text:p>저장해 놓으면 따로 DB에 검색 시작 지점을 저장하지 않고 배치 프로그램이라는 개념으로 서버가 시작할 때만</text:p>
            <text:p><text:s/>비인증 회원이 시작되는 rownum을 구하게 하면 될것 같습니다. </text:p>
            <text:p/>
          </table:table-cell>
        </table:table-row>
        <table:table-row table:style-name="ro5">
          <table:table-cell/>
          <table:covered-table-cell table:number-columns-repeated="2"/>
          <table:table-cell table:style-name="ce8" office:value-type="string">
            <text:p>[답변] 이도현 : 어차피 인증은 필수적이고 가입이 완료되어야 테이블에 정보가 추가되기 때문에 이 방식은 </text:p>
            <text:p>생각을 좀 해봐야겠다 생각</text:p>
          </table:table-cell>
        </table:table-row>
        <table:table-row table:style-name="ro6">
          <table:table-cell/>
          <table:covered-table-cell/>
          <table:table-cell office:value-type="string" table:number-columns-spanned="1" table:number-rows-spanned="2">
            <text:p>M008</text:p>
            <text:p>(밴드 가입 가이드)</text:p>
          </table:table-cell>
          <table:table-cell office:value-type="string">
            <text:p>이건 가입 기능과 Band 생성 기능을 전제조건으로 넣으면 어떨까 생각됩니다.</text:p>
          </table:table-cell>
        </table:table-row>
        <table:table-row table:style-name="ro7">
          <table:table-cell/>
          <table:covered-table-cell table:number-columns-repeated="2"/>
          <table:table-cell table:style-name="ce8" office:value-type="string">
            <text:p>합의 방안 : 완료</text:p>
          </table:table-cell>
        </table:table-row>
        <table:table-row table:style-name="ro8">
          <table:table-cell/>
          <table:covered-table-cell/>
          <table:table-cell office:value-type="string" table:number-columns-spanned="1" table:number-rows-spanned="2">
            <text:p>M009</text:p>
            <text:p>(밴드 내 검색기능)</text:p>
          </table:table-cell>
          <table:table-cell office:value-type="string">
            <text:p>가능하다면 여기서도 해시태그 검색이 가능하면 어떨까 생각합니다.</text:p>
          </table:table-cell>
        </table:table-row>
        <table:table-row table:style-name="ro9">
          <table:table-cell/>
          <table:covered-table-cell table:number-columns-repeated="2"/>
          <table:table-cell table:style-name="ce8" office:value-type="string">
            <text:p>[답변] <text:s/>강태헌 : 해시태그 검색이 가능하도록 한다면 밴드 내 검색 뿐만 아니라 전체 밴드 검색에서도 </text:p>
            <text:p>가능하도록 구현해야 된다고 생각합니다. <text:s/></text:p>
          </table:table-cell>
        </table:table-row>
        <table:table-row table:style-name="ro10">
          <table:table-cell/>
          <table:covered-table-cell/>
          <table:table-cell office:value-type="string" table:number-columns-spanned="1" table:number-rows-spanned="2">
            <text:p>M012</text:p>
            <text:p>([쪽지] 쪽지 관리)</text:p>
          </table:table-cell>
          <table:table-cell office:value-type="string">
            <text:p>사이트 관리자가 모든 회원에게 무조건 발송이면 보낼 수 있는 회원을 선택할 수 없는지 궁금합니다</text:p>
          </table:table-cell>
        </table:table-row>
        <table:table-row table:style-name="ro11">
          <table:table-cell/>
          <table:covered-table-cell table:number-columns-repeated="2"/>
          <table:table-cell table:style-name="ce8" office:value-type="string">
            <text:p>[답변] 이도현 : 일반 회원들은 일반 회원과 카페 지기에게만 쪽지를 보낼 수 있다.</text:p>
            <text:p>밴드 총 관리자에게는 쪽지만 받을 수 있도록 구현하는 것이 좋다고 생각합니다.(카페지기와 무관)</text:p>
            <text:p>총 관리자(super)는 모든 회원들에게 쪽지를 보낼 수 있음.</text:p>
            <text:p>(선택 사항) : 특정 회원을 선택해서 쪽지 보내기</text:p>
            <text:p/>
            <text:p>[답변] 강태헌 : 사이트 관리자는 회원이라면 누구에게나 쪽지를 보낼 수 있고</text:p>
            <text:p><text:s text:c="23"/>닉네임 검색을 통해 특정 회원에게 쪽지를 보내거나, 전체 공지와 같이 모든 회원에게 보내야</text:p>
            <text:p><text:s text:c="23"/>하는 경우 [전체 선택] 이라는 기능을 추가해 모든 회원에게 공지사항을 전달할 수 있는 기능을</text:p>
            <text:p><text:s text:c="23"/>구현하는 것이 좋아보입니다.</text:p>
            <text:p/>
          </table:table-cell>
        </table:table-row>
        <table:table-row table:style-name="ro12">
          <table:table-cell/>
          <table:covered-table-cell/>
          <table:table-cell office:value-type="string" table:number-columns-spanned="1" table:number-rows-spanned="2">
            <text:p>M020</text:p>
            <text:p>([앨범] 내가 올린 사진 수정)</text:p>
          </table:table-cell>
          <table:table-cell office:value-type="string">
            <text:p>게시글에 비밀번호를 저장하는 방식이 배운 방식이지만 게시판과 관련된 api에서 작성자 정보랑 </text:p>
            <text:p>세션의 아이디 정보를 비교해서 작성자인지 아닌지 판단해서</text:p>
            <text:p>수정 버튼이 보이도록 구현해 놨을 경우에는 어떤 방식이 더 낫다고 생각하시는지 의견을 듣고 싶습니다.</text:p>
            <text:p/>
          </table:table-cell>
        </table:table-row>
        <table:table-row table:style-name="ro13">
          <table:table-cell/>
          <table:covered-table-cell table:number-columns-repeated="2" table:style-name="ce5"/>
          <table:table-cell table:style-name="ce9" office:value-type="string">
            <text:p>[답변] 이도현 : 게시글에 비밀번호를 저장하는 방식으로 구현을 했을 경우 작성자가 아닌 다른 회원이 </text:p>
            <text:p>수정 화면에 들어 갈 수 있기 때문에 수정 버튼을 눌러 DB의 회원정보와 비교하는 방식을 생각해 보았다.</text:p>
            <text:p/>
            <text:p>[답변] 강태헌 : 게시글에 비밀번호를 넣어서 수정하는 방법은 '앨범에 올린 게시글을 수정할 수 있도록 구현하자'</text:p>
            <text:p>라는 목적을 표현하기 위한 방법이었고 회원 정보를 불러와 게시글을 수정하도록 하는 방법이 더 옳은 방법이라고</text:p>
            <text:p>생각합니다.</text:p>
          </table:table-cell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-02-27</text:date>, <text:time>15:09:3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20-02-27T13:51:02.21</meta:creation-date>
    <dc:date>2020-02-27T15:09:32.90</dc:date>
    <dc:creator>user </dc:creator>
    <meta:editing-duration>PT1H18M30S</meta:editing-duration>
    <meta:editing-cycles>3</meta:editing-cycles>
    <meta:generator>OpenOffice/4.1.7$Win32 OpenOffice.org_project/417m1$Build-9800</meta:generator>
    <meta:document-statistic meta:table-count="3" meta:cell-count="23" meta:object-count="0"/>
  </office:meta>
</office:document-meta>
</file>